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D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a(1000)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fert</text:p>
          </table:table-cell>
        </table:table-row>
        <table:table-row table:style-name="ro1">
          <table:table-cell office:value-type="string" calcext:value-type="string">
            <text:p>cassava</text:p>
          </table:table-cell>
          <table:table-cell office:value-type="float" office:value="200773" calcext:value-type="float">
            <text:p>20077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nuts</text:p>
          </table:table-cell>
          <table:table-cell office:value-type="float" office:value="146666" calcext:value-type="float">
            <text:p>14666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ze</text:p>
          </table:table-cell>
          <table:table-cell office:value-type="float" office:value="5354" calcext:value-type="float">
            <text:p>535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ame</text:p>
          </table:table-cell>
          <table:table-cell office:value-type="float" office:value="145036" calcext:value-type="float">
            <text:p>1450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rghum</text:p>
          </table:table-cell>
          <table:table-cell office:value-type="float" office:value="152803" calcext:value-type="float">
            <text:p>152803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6102126" calcext:value-type="float">
            <text:p>6102126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93414" calcext:value-type="float">
            <text:p>193414</text:p>
          </table:table-cell>
          <table:table-cell office:value-type="float" office:value="182" calcext:value-type="float">
            <text:p>182</text:p>
          </table:table-cell>
          <table:table-cell office:value-type="float" office:value="1023505" calcext:value-type="float">
            <text:p>1023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(275)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fert</text:p>
          </table:table-cell>
        </table:table-row>
        <table:table-row table:style-name="ro1">
          <table:table-cell office:value-type="string" calcext:value-type="string">
            <text:p>cassava</text:p>
          </table:table-cell>
          <table:table-cell office:value-type="float" office:value="193414" calcext:value-type="float">
            <text:p>193414</text:p>
          </table:table-cell>
          <table:table-cell office:value-type="float" office:value="84" calcext:value-type="float">
            <text:p>84</text:p>
          </table:table-cell>
          <table:table-cell office:value-type="float" office:value="206278" calcext:value-type="float">
            <text:p>206278</text:p>
          </table:table-cell>
          <table:table-cell office:value-type="float" office:value="2801969" calcext:value-type="float">
            <text:p>2801969</text:p>
          </table:table-cell>
        </table:table-row>
        <table:table-row table:style-name="ro1">
          <table:table-cell office:value-type="string" calcext:value-type="string">
            <text:p>groundnuts</text:p>
          </table:table-cell>
          <table:table-cell office:value-type="float" office:value="7284" calcext:value-type="float">
            <text:p>7284</text:p>
          </table:table-cell>
          <table:table-cell office:value-type="float" office:value="19" calcext:value-type="float">
            <text:p>19</text:p>
          </table:table-cell>
          <table:table-cell office:value-type="float" office:value="596362" calcext:value-type="float">
            <text:p>596362</text:p>
          </table:table-cell>
          <table:table-cell office:value-type="float" office:value="3143661" calcext:value-type="float">
            <text:p>3143661</text:p>
          </table:table-cell>
        </table:table-row>
        <table:table-row table:style-name="ro1">
          <table:table-cell office:value-type="string" calcext:value-type="string">
            <text:p>maize</text:p>
          </table:table-cell>
          <table:table-cell office:value-type="float" office:value="8346" calcext:value-type="float">
            <text:p>8346</text:p>
          </table:table-cell>
          <table:table-cell office:value-type="float" office:value="54" calcext:value-type="float">
            <text:p>54</text:p>
          </table:table-cell>
          <table:table-cell office:value-type="float" office:value="1816768" calcext:value-type="float">
            <text:p>1816768</text:p>
          </table:table-cell>
          <table:table-cell office:value-type="float" office:value="4736388" calcext:value-type="float">
            <text:p>4736388</text:p>
          </table:table-cell>
        </table:table-row>
        <table:table-row table:style-name="ro1">
          <table:table-cell office:value-type="string" calcext:value-type="string">
            <text:p>sesame</text:p>
          </table:table-cell>
          <table:table-cell office:value-type="float" office:value="23118" calcext:value-type="float">
            <text:p>23118</text:p>
          </table:table-cell>
          <table:table-cell office:value-type="float" office:value="5" calcext:value-type="float">
            <text:p>5</text:p>
          </table:table-cell>
          <table:table-cell office:value-type="float" office:value="1124989" calcext:value-type="float">
            <text:p>1124989</text:p>
          </table:table-cell>
          <table:table-cell office:value-type="float" office:value="3592588" calcext:value-type="float">
            <text:p>3592588</text:p>
          </table:table-cell>
        </table:table-row>
        <table:table-row table:style-name="ro1">
          <table:table-cell office:value-type="string" calcext:value-type="string">
            <text:p>sorghum</text:p>
          </table:table-cell>
          <table:table-cell office:value-type="float" office:value="18158" calcext:value-type="float">
            <text:p>18158</text:p>
          </table:table-cell>
          <table:table-cell office:value-type="float" office:value="44" calcext:value-type="float">
            <text:p>44</text:p>
          </table:table-cell>
          <table:table-cell office:value-type="float" office:value="2301884" calcext:value-type="float">
            <text:p>2301884</text:p>
          </table:table-cell>
          <table:table-cell office:value-type="float" office:value="8138030" calcext:value-type="float">
            <text:p>813803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84737" calcext:value-type="float">
            <text:p>284737</text:p>
          </table:table-cell>
          <table:table-cell office:value-type="float" office:value="708" calcext:value-type="float">
            <text:p>708</text:p>
          </table:table-cell>
          <table:table-cell office:value-type="float" office:value="56300481" calcext:value-type="float">
            <text:p>56300481</text:p>
          </table:table-cell>
          <table:table-cell office:value-type="float" office:value="10150464" calcext:value-type="float">
            <text:p>10150464</text:p>
          </table:table-cell>
        </table:table-row>
      </table:table>
      <table:table table:name="c1,c2,p=0" table:style-name="ta1">
        <table:table-column table:style-name="co1" table:default-cell-style-name="Default"/>
        <table:table-column table:style-name="co1" table:number-columns-repeated="4" table:default-cell-style-name="ce3"/>
        <table:table-row table:style-name="ro1">
          <table:table-cell office:value-type="string" calcext:value-type="string">
            <text:p>c1,c2,p == 0</text:p>
          </table:table-cell>
          <table:table-cell table:style-name="Default" office:value-type="string" calcext:value-type="string">
            <text:p>land</text:p>
          </table:table-cell>
          <table:table-cell table:style-name="Default" office:value-type="string" calcext:value-type="string">
            <text:p>yield</text:p>
          </table:table-cell>
          <table:table-cell table:style-name="Default" office:value-type="string" calcext:value-type="string">
            <text:p>prod</text:p>
          </table:table-cell>
          <table:table-cell table:style-name="Default" office:value-type="string" calcext:value-type="string">
            <text:p>fert</text:p>
          </table:table-cell>
        </table:table-row>
        <table:table-row table:style-name="ro1">
          <table:table-cell office:value-type="string" calcext:value-type="string">
            <text:p>cassava</text:p>
          </table:table-cell>
          <table:table-cell office:value-type="float" office:value="84549.27" calcext:value-type="float">
            <text:p>84549.27</text:p>
          </table:table-cell>
          <table:table-cell office:value-type="float" office:value="1542.06" calcext:value-type="float">
            <text:p>1542.06</text:p>
          </table:table-cell>
          <table:table-cell office:value-type="float" office:value="130380362" calcext:value-type="float">
            <text:p>130380362</text:p>
          </table:table-cell>
          <table:table-cell office:value-type="float" office:value="31.97" calcext:value-type="float">
            <text:p>31.97</text:p>
          </table:table-cell>
        </table:table-row>
        <table:table-row table:style-name="ro1">
          <table:table-cell office:value-type="string" calcext:value-type="string">
            <text:p>groundnuts</text:p>
          </table:table-cell>
          <table:table-cell office:value-type="float" office:value="285646.3" calcext:value-type="float">
            <text:p>285646.3</text:p>
          </table:table-cell>
          <table:table-cell office:value-type="float" office:value="576.73" calcext:value-type="float">
            <text:p>576.73</text:p>
          </table:table-cell>
          <table:table-cell office:value-type="float" office:value="164740528" calcext:value-type="float">
            <text:p>164740528</text:p>
          </table:table-cell>
          <table:table-cell office:value-type="float" office:value="31.99" calcext:value-type="float">
            <text:p>31.99</text:p>
          </table:table-cell>
        </table:table-row>
        <table:table-row table:style-name="ro1">
          <table:table-cell office:value-type="string" calcext:value-type="string">
            <text:p>maize</text:p>
          </table:table-cell>
          <table:table-cell office:value-type="float" office:value="93753.55" calcext:value-type="float">
            <text:p>93753.55</text:p>
          </table:table-cell>
          <table:table-cell office:value-type="float" office:value="1140.24" calcext:value-type="float">
            <text:p>1140.24</text:p>
          </table:table-cell>
          <table:table-cell office:value-type="float" office:value="106901111" calcext:value-type="float">
            <text:p>10690111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sesame</text:p>
          </table:table-cell>
          <table:table-cell office:value-type="float" office:value="617919.1" calcext:value-type="float">
            <text:p>617919.1</text:p>
          </table:table-cell>
          <table:table-cell office:value-type="float" office:value="328.14" calcext:value-type="float">
            <text:p>328.14</text:p>
          </table:table-cell>
          <table:table-cell office:value-type="float" office:value="202763460" calcext:value-type="float">
            <text:p>202763460</text:p>
          </table:table-cell>
          <table:table-cell office:value-type="float" office:value="32.02" calcext:value-type="float">
            <text:p>32.02</text:p>
          </table:table-cell>
        </table:table-row>
        <table:table-row table:style-name="ro1">
          <table:table-cell office:value-type="string" calcext:value-type="string">
            <text:p>sorghum</text:p>
          </table:table-cell>
          <table:table-cell office:value-type="float" office:value="442085.8" calcext:value-type="float">
            <text:p>442085.8</text:p>
          </table:table-cell>
          <table:table-cell office:value-type="float" office:value="1607.9" calcext:value-type="float">
            <text:p>1607.9</text:p>
          </table:table-cell>
          <table:table-cell office:value-type="float" office:value="710829442" calcext:value-type="float">
            <text:p>710829442</text:p>
          </table:table-cell>
          <table:table-cell office:value-type="float" office:value="76.31" calcext:value-type="float">
            <text:p>76.3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c1,c2,p == 0</text:p>
          </table:table-cell>
          <table:table-cell table:style-name="Default" office:value-type="string" calcext:value-type="string">
            <text:p>land</text:p>
          </table:table-cell>
          <table:table-cell table:style-name="Default" office:value-type="string" calcext:value-type="string">
            <text:p>yield</text:p>
          </table:table-cell>
          <table:table-cell table:style-name="Default" office:value-type="string" calcext:value-type="string">
            <text:p>prod</text:p>
          </table:table-cell>
          <table:table-cell table:style-name="Default" office:value-type="string" calcext:value-type="string">
            <text:p>fert</text:p>
          </table:table-cell>
        </table:table-row>
        <table:table-row table:style-name="ro1">
          <table:table-cell office:value-type="string" calcext:value-type="string">
            <text:p>cassa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ndn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s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ghum</text:p>
          </table:table-cell>
          <table:table-cell table:number-columns-repeated="4"/>
        </table:table-row>
      </table:table>
      <table:table table:name="Anomaliz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a(1000)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fert</text:p>
          </table:table-cell>
        </table:table-row>
        <table:table-row table:style-name="ro1">
          <table:table-cell office:value-type="string" calcext:value-type="string">
            <text:p>cassa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ndn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s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gh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01" calcext:value-type="float">
            <text:p>101</text:p>
          </table:table-cell>
          <table:table-cell office:value-type="float" office:value="775" calcext:value-type="float">
            <text:p>775</text:p>
          </table:table-cell>
          <table:table-cell office:value-type="float" office:value="1000" calcext:value-type="float">
            <text:p>10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(275)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fert</text:p>
          </table:table-cell>
        </table:table-row>
        <table:table-row table:style-name="ro1">
          <table:table-cell office:value-type="string" calcext:value-type="string">
            <text:p>cassa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ndn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s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gh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 style:data-style-name="N2" text:time-value="15:41:55.9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5:42:05.153000000</meta:creation-date>
    <meta:editing-duration>P6DT4H12M45S</meta:editing-duration>
    <meta:editing-cycles>2</meta:editing-cycles>
    <meta:generator>LibreOffice/6.2.1.2$Windows_X86_64 LibreOffice_project/7bcb35dc3024a62dea0caee87020152d1ee96e71</meta:generator>
    <meta:initial-creator>Misty Porter</meta:initial-creator>
    <dc:date>2019-07-30T20:06:24.714000000</dc:date>
    <dc:creator>Misty Porter</dc:creator>
    <meta:document-statistic meta:table-count="3" meta:cell-count="140" meta:object-count="0"/>
  </office:meta>
</office:document-meta>
</file>